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azione</text:p>
      <text:p text:style-name="P1"/>
      <text:p text:style-name="P1">Schema e struttura organizzativa</text:p>
      <text:p text:style-name="P1"/>
      <text:p text:style-name="Standard">Durante la fase di progettazione, il gruppo di lavoro ha deciso di organizzare le varie aree del sito per topic, dove le informazioni sono raggruppate per argomento. Questa decisione è stata presa, perchè permette all'utente di trovare facilmente le informazioni che cerca, specialmente quando esso non sa esattamente cosa sta cercando, sebbene questa decisione rende difficile la mantenibilità del sito, perchè si deve fare un costante e continuo lavoro di aggiornamento e catalogazione dei contenuti.</text:p>
      <text:p text:style-name="Standard">Il nostro sito web è suddiviso nelle seguenti pagine:</text:p>
      <text:list xml:id="list9176227494921036652" text:style-name="L1">
        <text:list-item>
          <text:p text:style-name="P2">Home:<text:span text:style-name="T1"> è la "vetrina" del nostro sito. Dentro questa pagina, l'utente può trovare informazioni di vario genere, che rappresentano tutto quello che può trovare o cercare nel sito, e vari collegamenti ipertestuali per permettere all'utente di saltare subito alla pagina che si vuole visualizzare.</text:span></text:p>
        </text:list-item>
        <text:list-item>
          <text:p text:style-name="P2">News:<text:span text:style-name="T1"> è la pagina dove vengono visualizzate tutte le notizie e articoli pubblicati dalla società calcistica. Per evitare il sovraccarico cognitivo, nella pagina viene caricata solo una parte delle notizie pubblicate, ma l'utente le può scorrere tutte, usando degli indici predisposti.</text:span></text:p>
        </text:list-item>
        <text:list-item>
          <text:p text:style-name="P2">Stadio: <text:span text:style-name="T1">è la pagina dove viene pubblicata la storia dello stadio dell'AC Torre Archimede. Contiene contenuto puramente descrittivo.</text:span></text:p>
        </text:list-item>
        <text:list-item>
          <text:p text:style-name="P2">La Squadra<text:span text:style-name="T1">: è la pagina dove viene pubblicato l'elenco dei calciatori e dei dirigenti accompagnatori della società. Anche qua, il contenuto è puramente descrittivo.</text:span></text:p>
        </text:list-item>
        <text:list-item>
          <text:p text:style-name="P2">Calendario<text:span text:style-name="T1">: è la pagina dove sono elencate le ultime gare disputate dalla società.</text:span></text:p>
        </text:list-item>
        <text:list-item>
          <text:p text:style-name="P2">Biglietteria<text:span text:style-name="T1">: è la pagina dove sono elencate le prossime gare in programma che la squadra dovrà disputare. In questa pagina, oltre a fornire i dati di tutte le gare, ha anche dei collegamenti ipertestuali per permettere all'utente di raggiungere la pagina </text:span>Checkout<text:span text:style-name="T1">, dove l'utente ha la possibilità di acquistare un biglietto, utile per accedere allo stadio e assistere ad una gara da lui scelta.</text:span></text:p>
        </text:list-item>
        <text:list-item>
          <text:p text:style-name="P2">Login<text:span text:style-name="T1">: è la pagina dove l'utente può loggarsi al sito. Se si logga correttamente, l'utente viene indirizzato nella propria </text:span><text:span text:style-name="T2">area personale</text:span><text:span text:style-name="T4">, altrimenti ci sono link utili per registrarsi oppure per recuperare la propria password nella sezione </text:span><text:span text:style-name="T3">Recupera password</text:span><text:span text:style-name="T4">.</text:span></text:p>
        </text:list-item>
        <text:list-item>
          <text:p text:style-name="P2"><text:span text:style-name="T3">Area personale/Area admin</text:span><text:span text:style-name="T4">: è la pagina dove un utente loggato può visualizzare e gestire i propri dati anagrafici e l'elenco dei biglietti acquistati. Se l'utente loggato è un amministratore del sito, questa pagina ha al suo interno anche un area riservata a soli amministratori, dove essi possono aggiungere e gestire gli articoli visualizzati nella pagina</text:span><text:span text:style-name="T3"> News </text:span><text:span text:style-name="T4">e le gare visualizzate nelle pagine </text:span><text:span text:style-name="T3">Calendario</text:span><text:span text:style-name="T4"> e </text:span><text:span text:style-name="T3">Biglietteria.</text:span></text:p>
        </text:list-item>
        <text:list-item>
          <text:p text:style-name="P2"><text:span text:style-name="T3">Registrazione</text:span><text:span text:style-name="T4">: è la pagina dove un utente non registrato potrà inserire i propri dati personali e registrarsi al sito per ottenere le credenziali di accesso necessarie per loggarsi al sito e usufruire della propria area personale.</text:span></text:p>
        </text:list-item>
      </text:list>
      <text:p text:style-name="Standard">Come struttura organizzativa del sito, il gruppo di lavoro ha deciso di implementare una struttura gerarchica con suddivisioni mutualmente esclusive, con ampiezza di opzioni di 7 pagine e una profondità di massimo 2 livelli. E' stata fatta questa scelta per migliorare la navigabilità del sito, utilizzando una struttura che possa essere facilmente compresa da un utente, per permettergli di sviluppare un chiaro modello mentare del sito per orientarsi tra le pagine. Inoltre, questa scelta è stata fatta anche per rendere il sito facilmente aggiornabile e evolvibile.</text:p>
      <text:p text:style-name="Standard"/>
      <text:p text:style-name="P1">Struttura delle pagine</text:p>
      <text:p text:style-name="P4"/>
      <text:p text:style-name="P4">Tutte le pagine principali utilizzano il seguente schema:</text:p>
      <text:list xml:id="list2656829893957081135" text:style-name="L2">
        <text:list-item>
          <text:p text:style-name="P3">Header<text:span text:style-name="T1">: è l'intestazione della pagina web dove sono presenti logo e titolo.</text:span></text:p>
        </text:list-item>
        <text:list-item>
          <text:p text:style-name="P3"><text:soft-page-break/>Menù<text:span text:style-name="T1">: è la parte di pagina contenente una barra di navigazione che indica quali pagine possono essere navigate e comunica se l'utente è loggato oppure no.</text:span></text:p>
        </text:list-item>
        <text:list-item>
          <text:p text:style-name="P3">Path<text:span text:style-name="T1">: è la parte di pagina che comunica all'utente quale pagina sta visualizzando e gli fornisce un percorso per aiutarlo ad orientarsi.</text:span></text:p>
        </text:list-item>
        <text:list-item>
          <text:p text:style-name="P3">Body<text:span text:style-name="T1">: è la parte di pagina dove sono esposti i contenuti del sito.</text:span></text:p>
        </text:list-item>
        <text:list-item>
          <text:p text:style-name="P3">Footer<text:span text:style-name="T1">: è la parte di pagina dove sono inseriti i nomi degli autori del sito.</text:span></text:p>
        </text:list-item>
      </text:list>
      <text:p text:style-name="P1"><text:span text:style-name="T1">Per l'organizzazione del sito, il gruppo di lavoro ha scelto di utilizzare un layout verticale per rispettare le convenzioni esterne della maggior parte degli utenti e facilitare le gestione di un design più responsivo per quando si naviga utilizzando dispositivi diversi dal PC (vedi paragrafo </text:span>Presentazione<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8M54S</meta:editing-duration>
    <meta:editing-cycles>5</meta:editing-cycles>
    <meta:generator>OpenOffice/4.1.11$Win32 OpenOffice.org_project/4111m1$Build-9808</meta:generator>
    <dc:date>2022-06-03T00:55:47.15</dc:date>
    <dc:creator>Edoardo Retis</dc:creator>
    <meta:printed-by>Edoardo Retis</meta:printed-by>
    <meta:print-date>2022-06-03T00:53:20.83</meta:print-date>
    <meta:document-statistic meta:table-count="0" meta:image-count="0" meta:object-count="0" meta:page-count="2" meta:paragraph-count="22" meta:word-count="677" meta:character-count="4342"/>
    <meta:user-defined meta:name="Info 1"/>
    <meta:user-defined meta:name="Info 2"/>
    <meta:user-defined meta:name="Info 3"/>
    <meta:user-defined meta:name="Info 4"/>
  </office:meta>
</office:document-meta>
</file>